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.56">
            <text:p>20,56</text:p>
          </table:table-cell>
          <table:table-cell office:value-type="float" office:value="14.29">
            <text:p>14,2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15">
            <text:p>18,15</text:p>
          </table:table-cell>
          <table:table-cell office:value-type="float" office:value="26.98">
            <text:p>26,9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.34">
            <text:p>17,34</text:p>
          </table:table-cell>
          <table:table-cell office:value-type="float" office:value="19.05">
            <text:p>19,05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29">
            <text:p>11,29</text:p>
          </table:table-cell>
          <table:table-cell office:value-type="float" office:value="15.87">
            <text:p>15,8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48">
            <text:p>10,48</text:p>
          </table:table-cell>
          <table:table-cell office:value-type="float" office:value="17.46">
            <text:p>17,4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87">
            <text:p>8,87</text:p>
          </table:table-cell>
          <table:table-cell office:value-type="float" office:value="15.87">
            <text:p>15,8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05">
            <text:p>6,05</text:p>
          </table:table-cell>
          <table:table-cell office:value-type="float" office:value="12.7">
            <text:p>12,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45">
            <text:p>6,45</text:p>
          </table:table-cell>
          <table:table-cell office:value-type="float" office:value="9.52">
            <text:p>9,5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84">
            <text:p>4,84</text:p>
          </table:table-cell>
          <table:table-cell office:value-type="float" office:value="9.52">
            <text:p>9,5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4">
            <text:p>4,84</text:p>
          </table:table-cell>
          <table:table-cell office:value-type="float" office:value="7.94">
            <text:p>7,9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63">
            <text:p>3,63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61">
            <text:p>1,61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82">
            <text:p>2,82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61">
            <text:p>1,61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21">
            <text:p>1,21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02">
            <text:p>2,02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1">
            <text:p>0,81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21">
            <text:p>1,21</text:p>
          </table:table-cell>
          <table:table-cell office:value-type="float" office:value="7.94">
            <text:p>7,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09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09:59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20.56">
                <text:p text:id="Hoja1.B2:Hoja1.B101">20.56</text:p>
              </table:table-cell>
              <table:table-cell office:value-type="float" office:value="14.29">
                <text:p text:id="Hoja1.C2:Hoja1.C101">14.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15">
                <text:p>18.15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4">
                <text:p>17.3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9">
                <text:p>11.29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8">
                <text:p>10.48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7">
                <text:p>8.87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5">
                <text:p>6.0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5">
                <text:p>6.4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4">
                <text:p>4.84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4">
                <text:p>4.84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3">
                <text:p>3.6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">
                <text:p>1.6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2">
                <text:p>2.8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">
                <text:p>1.61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">
                <text:p>1.2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2">
                <text:p>2.02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">
                <text:p>0.8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1">
                <text:p>1.21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